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2.9807in"/>
    </style:style>
    <style:style style:name="co7" style:family="table-column">
      <style:table-column-properties fo:break-before="auto" style:column-width="7.105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ev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simple driver,</text:p>
          </table:table-cell>
          <table:table-cell table:formula="of:=[.A1]+188" office:value-type="float" office:value="189">
            <text:p>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ev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simple driver,</text:p>
          </table:table-cell>
          <table:table-cell table:formula="of:=[.A2]+188" office:value-type="float" office:value="190">
            <text:p>1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ev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simple driver,</text:p>
          </table:table-cell>
          <table:table-cell table:formula="of:=[.A3]+188" office:value-type="float" office:value="191">
            <text:p>1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ev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simple driver,</text:p>
          </table:table-cell>
          <table:table-cell table:formula="of:=[.A4]+188" office:value-type="float" office:value="192">
            <text:p>1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ge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evx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expert driver, balance matrix, condition numbers</text:p>
          </table:table-cell>
          <table:table-cell table:formula="of:=[.A5]+188" office:value-type="float" office:value="193">
            <text:p>1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ge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evx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expert driver, balance matrix, condition numbers</text:p>
          </table:table-cell>
          <table:table-cell table:formula="of:=[.A6]+188" office:value-type="float" office:value="194">
            <text:p>19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ge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evx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expert driver, balance matrix, condition numbers</text:p>
          </table:table-cell>
          <table:table-cell table:formula="of:=[.A7]+188" office:value-type="float" office:value="195">
            <text:p>1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ge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evx.f</text:p>
          </table:table-cell>
          <table:table-cell office:value-type="float" office:value="5">
            <text:p>5</text:p>
          </table:table-cell>
          <table:table-cell office:value-type="string">
            <text:p>nonsymmetric eigenvalues, left, right eigenvectors, expert driver, balance matrix, condition numbers</text:p>
          </table:table-cell>
          <table:table-cell table:formula="of:=[.A8]+188" office:value-type="float" office:value="196">
            <text:p>1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ge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es.f</text:p>
          </table:table-cell>
          <table:table-cell office:value-type="float" office:value="7">
            <text:p>7</text:p>
          </table:table-cell>
          <table:table-cell office:value-type="string">
            <text:p>nonsymmetric eigenvalues, simple driver,</text:p>
          </table:table-cell>
          <table:table-cell table:formula="of:=[.A9]+188" office:value-type="float" office:value="197">
            <text:p>19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ge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es.f</text:p>
          </table:table-cell>
          <table:table-cell office:value-type="float" office:value="7">
            <text:p>7</text:p>
          </table:table-cell>
          <table:table-cell office:value-type="string">
            <text:p>nonsymmetric eigenvalues, simple driver,</text:p>
          </table:table-cell>
          <table:table-cell table:formula="of:=[.A10]+188" office:value-type="float" office:value="198">
            <text:p>19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ge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es.f</text:p>
          </table:table-cell>
          <table:table-cell office:value-type="float" office:value="7">
            <text:p>7</text:p>
          </table:table-cell>
          <table:table-cell office:value-type="string">
            <text:p>nonsymmetric eigenvalues, simple driver,</text:p>
          </table:table-cell>
          <table:table-cell table:formula="of:=[.A11]+188" office:value-type="float" office:value="199">
            <text:p>19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ge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es.f</text:p>
          </table:table-cell>
          <table:table-cell office:value-type="float" office:value="7">
            <text:p>7</text:p>
          </table:table-cell>
          <table:table-cell office:value-type="string">
            <text:p>nonsymmetric eigenvalues, simple driver,</text:p>
          </table:table-cell>
          <table:table-cell table:formula="of:=[.A12]+188" office:value-type="float" office:value="200">
            <text:p>2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ge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esx.f</text:p>
          </table:table-cell>
          <table:table-cell office:value-type="float" office:value="7">
            <text:p>7</text:p>
          </table:table-cell>
          <table:table-cell office:value-type="string">
            <text:p>nonsymmetric eigenvalues, expert driver, condition numbers</text:p>
          </table:table-cell>
          <table:table-cell table:formula="of:=[.A13]+188" office:value-type="float" office:value="201">
            <text:p>2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ge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esx.f</text:p>
          </table:table-cell>
          <table:table-cell office:value-type="float" office:value="7">
            <text:p>7</text:p>
          </table:table-cell>
          <table:table-cell office:value-type="string">
            <text:p>nonsymmetric eigenvalues, expert driver, condition numbers</text:p>
          </table:table-cell>
          <table:table-cell table:formula="of:=[.A14]+188" office:value-type="float" office:value="202">
            <text:p>2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ge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esx.f</text:p>
          </table:table-cell>
          <table:table-cell office:value-type="float" office:value="7">
            <text:p>7</text:p>
          </table:table-cell>
          <table:table-cell office:value-type="string">
            <text:p>nonsymmetric eigenvalues, expert driver, condition numbers</text:p>
          </table:table-cell>
          <table:table-cell table:formula="of:=[.A15]+188" office:value-type="float" office:value="203">
            <text:p>2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ge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esx.f</text:p>
          </table:table-cell>
          <table:table-cell office:value-type="float" office:value="7">
            <text:p>7</text:p>
          </table:table-cell>
          <table:table-cell office:value-type="string">
            <text:p>nonsymmetric eigenvalues, expert driver, condition numbers</text:p>
          </table:table-cell>
          <table:table-cell table:formula="of:=[.A16]+188" office:value-type="float" office:value="204">
            <text:p>20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gg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gev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simple driver,</text:p>
          </table:table-cell>
          <table:table-cell table:formula="of:=[.A17]+188" office:value-type="float" office:value="205">
            <text:p>2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gg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gev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simple driver,</text:p>
          </table:table-cell>
          <table:table-cell table:formula="of:=[.A18]+188" office:value-type="float" office:value="206">
            <text:p>2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gg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gev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simple driver,</text:p>
          </table:table-cell>
          <table:table-cell table:formula="of:=[.A19]+188" office:value-type="float" office:value="207">
            <text:p>20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ggev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gev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simple driver,</text:p>
          </table:table-cell>
          <table:table-cell table:formula="of:=[.A20]+188" office:value-type="float" office:value="208">
            <text:p>20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gg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gevx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expert driver, balance matrix, condition numbers</text:p>
          </table:table-cell>
          <table:table-cell table:formula="of:=[.A21]+188" office:value-type="float" office:value="209">
            <text:p>20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gg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gevx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expert driver, balance matrix, condition numbers</text:p>
          </table:table-cell>
          <table:table-cell table:formula="of:=[.A22]+188" office:value-type="float" office:value="210">
            <text:p>21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gg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gevx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expert driver, balance matrix, condition numbers</text:p>
          </table:table-cell>
          <table:table-cell table:formula="of:=[.A23]+188" office:value-type="float" office:value="211">
            <text:p>2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ggev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gevx.f</text:p>
          </table:table-cell>
          <table:table-cell office:value-type="float" office:value="6">
            <text:p>6</text:p>
          </table:table-cell>
          <table:table-cell office:value-type="string">
            <text:p>nonsymmetric generalized eigenvalues, left, right eigenvectors, expert driver, balance matrix, condition numbers</text:p>
          </table:table-cell>
          <table:table-cell table:formula="of:=[.A24]+188" office:value-type="float" office:value="212">
            <text:p>2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gg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ges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simple driver,</text:p>
          </table:table-cell>
          <table:table-cell table:formula="of:=[.A25]+188" office:value-type="float" office:value="213">
            <text:p>21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gg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ges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simple driver,</text:p>
          </table:table-cell>
          <table:table-cell table:formula="of:=[.A26]+188" office:value-type="float" office:value="214">
            <text:p>21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gg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ges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simple driver,</text:p>
          </table:table-cell>
          <table:table-cell table:formula="of:=[.A27]+188" office:value-type="float" office:value="215">
            <text:p>21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gges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ges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simple driver,</text:p>
          </table:table-cell>
          <table:table-cell table:formula="of:=[.A28]+188" office:value-type="float" office:value="216">
            <text:p>2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gg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gesx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expert driver, condition numbers</text:p>
          </table:table-cell>
          <table:table-cell table:formula="of:=[.A29]+188" office:value-type="float" office:value="217">
            <text:p>21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gg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gesx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expert driver, condition numbers</text:p>
          </table:table-cell>
          <table:table-cell table:formula="of:=[.A30]+188" office:value-type="float" office:value="218">
            <text:p>21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gg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gesx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expert driver, condition numbers</text:p>
          </table:table-cell>
          <table:table-cell table:formula="of:=[.A31]+188" office:value-type="float" office:value="219">
            <text:p>21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ggesx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gesx.f</text:p>
          </table:table-cell>
          <table:table-cell office:value-type="float" office:value="8">
            <text:p>8</text:p>
          </table:table-cell>
          <table:table-cell office:value-type="string">
            <text:p>nonsymmetric generalized eigenvalues, expert driver, condition numbers</text:p>
          </table:table-cell>
          <table:table-cell table:formula="of:=[.A32]+188" office:value-type="float" office:value="220">
            <text:p>2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3:4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5-09T13:42:48</dc:date>
    <dc:creator>Sa-Lin Bernstein</dc:creator>
    <meta:editing-duration>PT00H00M37S</meta:editing-duration>
    <meta:editing-cycles>2</meta:editing-cycles>
    <meta:document-statistic meta:table-count="1" meta:cell-count="288" meta:object-count="0"/>
  </office:meta>
</office:document-meta>
</file>